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Table_20_Contents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02 DeActivate *66 Notification on Busy Signal</text:p>
      <text:p text:style-name="P1">*30 Cancel Forwarding</text:p>
      <text:p text:style-name="P1">*40 change forward-to number for customer programmable call forwarding busy-line</text:p>
      <text:p text:style-name="P1">*43 drop last member of six-way conference call</text:p>
      <text:p text:style-name="P1">*48 override do not disturb</text:p>
      <text:p text:style-name="P1">*52 Intercom Ring II</text:p>
      <text:p text:style-name="P1">*57 Call Trace</text:p>
      <text:p text:style-name="P1">*62 Selective Call Acceptance</text:p>
      <text:p text:style-name="P1">*66 Busy Call Return</text:p>
      <text:p text:style-name="P1">*69 Last Call Return</text:p>
      <text:p text:style-name="P1">*72 Activate Call Forwarding</text:p>
      <text:p text:style-name="P1">*75 Speed Dialling (30 numbers)</text:p>
      <text:p text:style-name="P1">*81 Selective Distinct Disable</text:p>
      <text:p text:style-name="P1">*85 ICLID Disable</text:p>
      <text:p text:style-name="P1">*89 DeActivate Last Call Return</text:p>
      <text:p text:style-name="P1">*92 Re-Activate Forwarding No Answer</text:p>
      <text:p text:style-name="P1">*95 Message Monitor (Call Answer (link|flash) to interuppt/talk))</text:p>
      <text:p text:style-name="P1"/>
      <text:p text:style-name="P1">*03 DeActivate *66 Notification (One Time Only)</text:p>
      <text:p text:style-name="P1">*31 Automatic Forwarding</text:p>
      <text:p text:style-name="P1">*41 six-way conference calling activation</text:p>
      <text:p text:style-name="P1">*46 french voice activated network control</text:p>
      <text:p text:style-name="P1">*49 - disable long distance special ring</text:p>
      <text:p text:style-name="P1">*53 Intercom Ring III</text:p>
      <text:p text:style-name="P1">*60 Call Screen (Selective Call Rejection)</text:p>
      <text:p text:style-name="P1">*63 Selective Call Forwarding</text:p>
      <text:p text:style-name="P1">*67 Call Display Block</text:p>
      <text:p text:style-name="P1">*70 Call Waiting Disable (Per Call)</text:p>
      <text:p text:style-name="P1">*73 DeActivate Call Forwarding</text:p>
      <text:p text:style-name="P1">*77 Anonymous Call Rejection</text:p>
      <text:p text:style-name="P1">*82 Selective Acceptance Disable</text:p>
      <text:p text:style-name="P1">*86 DeActivate Busy Call Return</text:p>
      <text:p text:style-name="P1">*90 Re-Activate Call Forwarding Busy</text:p>
      <text:p text:style-name="P1">*93 Call Forwarding No Answer (*91,*93 to completely disable)</text:p>
      <text:p text:style-name="P1">*97 check if you have messages, remotely (on=2beeps,off=4beeps)</text:p>
      <text:p text:style-name="P1"/>
      <text:p text:style-name="P1">*12 Call Assitance (Police)</text:p>
      <text:p text:style-name="P1">*32 Notify</text:p>
      <text:p text:style-name="P1">*42 change forward-to number for customer programmable call forwarding don't answer</text:p>
      <text:p text:style-name="P1">*47 override feature authorization</text:p>
      <text:p text:style-name="P1">*51 Intercom Ring I</text:p>
      <text:p text:style-name="P1">*54 Extension Hold</text:p>
      <text:p text:style-name="P1">*61 Selective Distinct Alert</text:p>
      <text:p text:style-name="P1">*65 ICLID Activation</text:p>
      <text:p text:style-name="P1">*68 Computer Access restriction</text:p>
      <text:p text:style-name="P1">*71 Three-way calling (Per Call)</text:p>
      <text:p text:style-name="P1">*74 Speed Dialling (8 numbers)</text:p>
      <text:p text:style-name="P1">*80 Call Screen Disable</text:p>
      <text:p text:style-name="P1">*83 Selective Forwarding Disable</text:p>
      <text:p text:style-name="P1">*87 Cancel Anonymous Call Rejection</text:p>
      <text:p text:style-name="P1">*91 De-Activate Call Forwarding Busy</text:p>
      <text:p text:style-name="P1">*94 Ring Control (Call Answer)</text:p>
      <text:p text:style-name="P1">*98 Call Answe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Camilleri</meta:initial-creator>
    <meta:creation-date>2018-12-20T16:10:45.76</meta:creation-date>
    <dc:date>2018-12-20T16:13:44.77</dc:date>
    <dc:creator>Peter Camilleri</dc:creator>
    <meta:editing-duration>PT2M58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51" meta:word-count="252" meta:character-count="1689"/>
  </office:meta>
</office:document-meta>
</file>